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4. Modelo Fisico</text:span></text:p>
      <text:p text:style-name="P1"><text:span text:style-name="T1">4.1 Scripts SQL</text:span></text:p>
      <text:p text:style-name="P1"><text:span text:style-name="T2"/></text:p>
      <text:p text:style-name="P1"><text:span text:style-name="T3">Criando relação Pessoa</text:span></text:p>
      <text:p text:style-name="P1"><text:span text:style-name="T3"><text:tab/>CREATE TABLE Pessoa(</text:span></text:p>
      <text:p text:style-name="P1"><text:span text:style-name="T3"><text:tab/>cpf VARCHAR(20),</text:span></text:p>
      <text:p text:style-name="P1"><text:span text:style-name="T3"><text:tab/>nome VARCHAR(100) NOT NULL,</text:span></text:p>
      <text:p text:style-name="P1"><text:span text:style-name="T3"><text:tab/>telefone VARCHAR(20) NOT NULL,</text:span></text:p>
      <text:p text:style-name="P1"><text:span text:style-name="T3"><text:tab/>PRIMARY KEY(cpf)</text:span></text:p>
      <text:p text:style-name="P1"><text:span text:style-name="T3"><text:tab/>);</text:span></text:p>
      <text:p text:style-name="P1"><text:span text:style-name="T4"/></text:p>
      <text:p text:style-name="P1"><text:span text:style-name="T5">Criando a relação Funcionario</text:span></text:p>
      <text:p text:style-name="P1"><text:span text:style-name="T5"><text:tab/>CREATE TABLE Funcionario(</text:span></text:p>
      <text:p text:style-name="P1"><text:span text:style-name="T5"><text:tab/>cpfPessoa VARCHAR(20),</text:span></text:p>
      <text:p text:style-name="P1"><text:span text:style-name="T5"><text:tab/>cargo VARCHAR(20) NOT NULL,</text:span></text:p>
      <text:p text:style-name="P1"><text:span text:style-name="T5"><text:tab/>dataAdmissao DATE NOT NULL,</text:span></text:p>
      <text:p text:style-name="P1"><text:span text:style-name="T5"><text:tab/>rua VARCHAR(100) NOT NULL,</text:span></text:p>
      <text:p text:style-name="P1"><text:span text:style-name="T5"><text:tab/>bairro VARCHAR(100) NOT NULL,</text:span></text:p>
      <text:p text:style-name="P1"><text:span text:style-name="T5"><text:tab/>numero INT NOT NULL,</text:span></text:p>
      <text:p text:style-name="P1"><text:span text:style-name="T5"><text:tab/>cidade VARCHAR(50) NOT NULL,</text:span></text:p>
      <text:p text:style-name="P1"><text:span text:style-name="T5"><text:tab/>status VARCHAR(20) NOT NULL,</text:span></text:p>
      <text:p text:style-name="P1"><text:span text:style-name="T5"><text:tab/>PRIMARY KEY(cpfPessoa),</text:span></text:p>
      <text:p text:style-name="P1"><text:span text:style-name="T5"><text:tab/>FOREIGN KEY(cpfPessoa) REFERENCES Pessoa(cpf),</text:span></text:p>
      <text:p text:style-name="P1"><text:span text:style-name="T5"><text:tab/>CHECK(salario&gt;0)</text:span></text:p>
      <text:p text:style-name="P1"><text:span text:style-name="T5"><text:tab/>);</text:span></text:p>
      <text:p text:style-name="P1"><text:span text:style-name="T6"/></text:p>
      <text:p text:style-name="P1"><text:span text:style-name="T7">Criando a relação EnderecoFuncionario</text:span></text:p>
      <text:p text:style-name="P1"><text:span text:style-name="T7"><text:tab/>CREATE TABLE EnderecoFuncionario(</text:span></text:p>
      <text:p text:style-name="P1"><text:span text:style-name="T7"><text:tab/>Funcionario VARCHAR(20) NOT NULL,</text:span></text:p>
      <text:p text:style-name="P1"><text:span text:style-name="T7"><text:tab/>Bairro VARCHAR(20) NOT NULL,</text:span></text:p>
      <text:p text:style-name="P1"><text:span text:style-name="T7"><text:tab/>Rua VARCHAR(20) NOT NULL,</text:span></text:p>
      <text:p text:style-name="P1"><text:span text:style-name="T7"><text:tab/>Cidade VARCHAR(20) NOT NULL,</text:span></text:p>
      <text:p text:style-name="P1"><text:span text:style-name="T7"><text:tab/>FOREIGN KEY(Funcionario) REFERENCES Funcionario(CPFPessoa)</text:span></text:p>
      <text:p text:style-name="P1"><text:span text:style-name="T7"><text:tab/>PRIMARY KEY(Funcionario, Bairro, Rua, Cidade)</text:span></text:p>
      <text:p text:style-name="P1"><text:span text:style-name="T7"><text:tab/>)</text:span></text:p>
      <text:p text:style-name="P1"><text:span text:style-name="T8"/></text:p>
      <text:p text:style-name="P1"><text:span text:style-name="T9">Criando a relação Cliente</text:span></text:p>
      <text:p text:style-name="P1"><text:span text:style-name="T9"><text:tab/>CREATE TABLE Cliente(</text:span></text:p>
      <text:p text:style-name="P1"><text:span text:style-name="T9"><text:tab/>CPFPessoa VARCHAR(20) NOT NULL UNIQUE,</text:span></text:p>
      <text:p text:style-name="P1"><text:span text:style-name="T9"><text:tab/>Email VARCHAR(20) NOT NULL UNIQUE,</text:span></text:p>
      <text:p text:style-name="P1"><text:span text:style-name="T9"><text:tab/>PRIMARY KEY(CPFPessoa),</text:span></text:p>
      <text:p text:style-name="P1"><text:span text:style-name="T9"><text:tab/>FOREIGN KEY(CPFPessoa) REFERENCES Pessoa(CPF)</text:span></text:p>
      <text:p text:style-name="P1"><text:span text:style-name="T9"><text:tab/>)</text:span></text:p>
      <text:p text:style-name="P1"><text:span text:style-name="T10"/></text:p>
      <text:p text:style-name="P1"><text:span text:style-name="T11">Criando a relação Salario</text:span></text:p>
      <text:p text:style-name="P1"><text:span text:style-name="T11"><text:tab/>CREATE TABLE Salario(</text:span></text:p>
      <text:p text:style-name="P1"><text:span text:style-name="T11"><text:tab/>Valor REAL NOT NULL,</text:span></text:p>
      <text:p text:style-name="P1"><text:span text:style-name="T11"><text:tab/>Data DATE NOT NULL,</text:span></text:p>
      <text:p text:style-name="P1"><text:span text:style-name="T11"><text:tab/>Funcionario VARCHAR(20) NOT NULL,</text:span></text:p>
      <text:p text:style-name="P1"><text:span text:style-name="T11"><text:tab/>Hora TIMESTAMP NOT NULL,</text:span></text:p>
      <text:p text:style-name="P1"><text:span text:style-name="T11"><text:tab/>CodDespesa INT NOT NULL,</text:span></text:p>
      <text:p text:style-name="P1"><text:span text:style-name="T11"><text:tab/>PRIMARY KEY(Funcionario),</text:span></text:p>
      <text:p text:style-name="P1"><text:span text:style-name="T11"><text:tab/>FOREIGN KEY(CodDespesa) REFERENCES Despesa(CodDespesa)</text:span></text:p>
      <text:p text:style-name="P1"><text:span text:style-name="T11"><text:tab/>FOREIGN KEY(Funcionario) REFERENCES Funcionario(CPFPessoa)</text:span></text:p>
      <text:p text:style-name="P1"><text:span text:style-name="T11"><text:tab/>)</text:span></text:p>
      <text:p text:style-name="P1"><text:span text:style-name="T12"/></text:p>
      <text:p text:style-name="P1"><text:span text:style-name="T13">Criando a relação Fornecedor</text:span></text:p>
      <text:p text:style-name="P1"><text:span text:style-name="T13"><text:tab/>CREATE TABLE Fornecedor(</text:span></text:p>
      <text:p text:style-name="P1"><text:span text:style-name="T13"><text:tab/>CNPJ VARCHAR(100) NOT NULL,</text:span></text:p>
      <text:p text:style-name="P1"><text:span text:style-name="T13"><text:tab/>Nome VARCHAR(20) NOT NULL,</text:span></text:p>
      <text:p text:style-name="P1"><text:span text:style-name="T13"><text:tab/>Telefone VARCHAR(20) NOT NULL,</text:span></text:p>
      <text:p text:style-name="P1"><text:span text:style-name="T13"><text:tab/>PRIMARY KEY(CNPJ)</text:span></text:p>
      <text:p text:style-name="P1"><text:span text:style-name="T13"><text:tab/>)</text:span></text:p>
      <text:p text:style-name="P1"><text:span text:style-name="T14"/></text:p>
      <text:p text:style-name="P1"><text:span text:style-name="T15">Criando a relação EnderecoForn</text:span></text:p>
      <text:p text:style-name="P1"><text:span text:style-name="T15"><text:tab/>CREATE TABLE EnderecoForn(</text:span></text:p>
      <text:p text:style-name="P1"><text:span text:style-name="T15"><text:tab/>CNPJ VARCHAR(100) NOT NULL,</text:span></text:p>
      <text:p text:style-name="P1"><text:span text:style-name="T15"><text:tab/>Cidade VARCHAR(50) NOT NULL,</text:span></text:p>
      <text:p text:style-name="P1"><text:span text:style-name="T15"><text:tab/>Rua VARCHAR(100) NOT NULL,</text:span></text:p>
      <text:p text:style-name="P1"><text:span text:style-name="T15"><text:tab/>Bairro VARCHAR(100) NOT NULL,</text:span></text:p>
      <text:p text:style-name="P1"><text:span text:style-name="T15"><text:tab/>PRIMARY KEY(CNPJ),</text:span></text:p>
      <text:p text:style-name="P1"><text:span text:style-name="T15"><text:tab/>FOREIGN KEY(CNPJ) REFERENCES Fornecedor(CNPJ),</text:span></text:p>
      <text:p text:style-name="P1"><text:span text:style-name="T15"><text:tab/>)</text:span></text:p>
      <text:p text:style-name="P1"><text:span text:style-name="T15"/></text:p>
      <text:p text:style-name="P1"><text:span text:style-name="T15"/></text:p>
      <text:p text:style-name="P1"><text:span text:style-name="T15">Criando a relação Despesa</text:span></text:p>
      <text:p text:style-name="P1"><text:span text:style-name="T15"><text:tab/>CREATE TABLE Despesa(</text:span></text:p>
      <text:p text:style-name="P1"><text:span text:style-name="T15"><text:tab/>CodDespesa SERIAL NOT NULL,</text:span></text:p>
      <text:p text:style-name="P1"><text:span text:style-name="T15"><text:tab/>Valor REAL NOT NULL,</text:span></text:p>
      <text:p text:style-name="P1"><text:span text:style-name="T15"><text:tab/>Data DATE NOT NULL,</text:span></text:p>
      <text:p text:style-name="P1"><text:span text:style-name="T15"><text:tab/>PRIMARY KEY(CodDespesa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Compra</text:span></text:p>
      <text:p text:style-name="P1"><text:span text:style-name="T15"><text:tab/>CREATE TABLE Compra(</text:span></text:p>
      <text:p text:style-name="P1"><text:span text:style-name="T15"><text:tab/>CodCompra SERIAL NOT NULL,</text:span></text:p>
      <text:p text:style-name="P1"><text:span text:style-name="T15"><text:tab/>Valor REAL NOT NULL,</text:span></text:p>
      <text:p text:style-name="P1"><text:span text:style-name="T15"><text:tab/>Quantidade INTEGER NOT NULL,</text:span></text:p>
      <text:p text:style-name="P1"><text:span text:style-name="T15"><text:tab/>Data DATE NOT NULL,</text:span></text:p>
      <text:p text:style-name="P1"><text:span text:style-name="T15"><text:tab/>Fornecedor VARCHAR(20) NOT NULL,</text:span></text:p>
      <text:p text:style-name="P1"><text:span text:style-name="T15"><text:tab/>Hora TIMESTAMP NOT NULL,</text:span></text:p>
      <text:p text:style-name="P1"><text:span text:style-name="T15"><text:tab/>CodDespesa INTEGER NOT NULL,</text:span></text:p>
      <text:p text:style-name="P1"><text:span text:style-name="T15"><text:tab/>PRIMARY KEY(CodCompra)</text:span></text:p>
      <text:p text:style-name="P1"><text:span text:style-name="T15"><text:tab/>FOREIGN KEY(Fornecedor) REFERENCES Fornecedor(CNPJ),</text:span></text:p>
      <text:p text:style-name="P1"><text:span text:style-name="T15"><text:tab/>FOREIGN KEY(CodDespesa) REFERENCES Despesa(CodDespesa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CompraProduto</text:span></text:p>
      <text:p text:style-name="P1"><text:span text:style-name="T15"><text:tab/>CREATE TABLE CompraProduto(</text:span></text:p>
      <text:p text:style-name="P1"><text:span text:style-name="T15"><text:tab/>CodProduto INTEGER NOT NULL,</text:span></text:p>
      <text:p text:style-name="P1"><text:span text:style-name="T15"><text:tab/>CodCompra INTEGER NOT NULL,</text:span></text:p>
      <text:p text:style-name="P1"><text:span text:style-name="T15"><text:tab/>PRIMARY KEY(CodProduto, CodCompra),</text:span></text:p>
      <text:p text:style-name="P1"><text:span text:style-name="T15"><text:tab/>FOREIGN KEY(CodProduto) REFERENCES Produto(Codigo),</text:span></text:p>
      <text:p text:style-name="P1"><text:span text:style-name="T15"><text:tab/>FOREIGN KEY(CodCompra) REFERENCES Compra(CodCompra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Produto</text:span></text:p>
      <text:p text:style-name="P1"><text:span text:style-name="T15"><text:tab/>CREATE TABLE Produto(</text:span></text:p>
      <text:p text:style-name="P1"><text:span text:style-name="T15"><text:tab/>Codigo SERIAL NOT NULL,</text:span></text:p>
      <text:p text:style-name="P1"><text:span text:style-name="T15"><text:tab/>Tamanho VARCHAR(2) NOT NULL,</text:span></text:p>
      <text:p text:style-name="P1"><text:span text:style-name="T15"><text:tab/>Status VARCHAR(12) NOT NULL,</text:span></text:p>
      <text:p text:style-name="P1"><text:span text:style-name="T15"><text:tab/>Nome VARCHAR(20) NOT NULL,</text:span></text:p>
      <text:p text:style-name="P1"><text:span text:style-name="T15"><text:tab/>Preço REAL NOT NULL,</text:span></text:p>
      <text:p text:style-name="P1"><text:span text:style-name="T15"><text:tab/>PRIMARY KEY(Codigo),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Venda</text:span></text:p>
      <text:p text:style-name="P1"><text:span text:style-name="T15"><text:tab/>CREATE TABLE Venda(</text:span></text:p>
      <text:p text:style-name="P1"><text:span text:style-name="T15"><text:tab/>CodVenda SERIAL NOT NULL,</text:span></text:p>
      <text:p text:style-name="P1"><text:span text:style-name="T15"><text:tab/>Data DATE NOT NULL,</text:span></text:p>
      <text:p text:style-name="P1"><text:span text:style-name="T15"><text:tab/>Hora TIMESTAMP NOT NULL,</text:span></text:p>
      <text:p text:style-name="P1"><text:span text:style-name="T15"><text:tab/>Total REAL NOT NULL,</text:span></text:p>
      <text:p text:style-name="P1"><text:span text:style-name="T15"><text:tab/>Funcionario VARCHAR(20) NOT NULL,</text:span></text:p>
      <text:p text:style-name="P1"><text:span text:style-name="T15"><text:tab/>Cliente VARCHAR(20) NOT NULL,</text:span></text:p>
      <text:p text:style-name="P1"><text:span text:style-name="T15"><text:tab/>PRIMARY KEY(CodVenda),</text:span></text:p>
      <text:p text:style-name="P1"><text:span text:style-name="T15"><text:tab/>FOREIGN KEY(Funcionario) REFERENCES Funcionario(CPFPessoa)</text:span></text:p>
      <text:p text:style-name="P1"><text:span text:style-name="T15"><text:tab/>FOREIGN KEY(Cliente) REFERENCES Cliente(CPFPessoa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Entrada</text:span></text:p>
      <text:p text:style-name="P1"><text:span text:style-name="T15"><text:tab/>CREATE TABLE Entrada(</text:span></text:p>
      <text:p text:style-name="P1"><text:span text:style-name="T15"><text:tab/>CodEntrada SERIAL NOT NULL,</text:span></text:p>
      <text:p text:style-name="P1"><text:span text:style-name="T15"><text:tab/>CodVenda INTEGER NOT NULL,</text:span></text:p>
      <text:p text:style-name="P1"><text:span text:style-name="T15"><text:tab/>Valor REAL NOT NULL,</text:span></text:p>
      <text:p text:style-name="P1"><text:span text:style-name="T15"><text:tab/>Data DATE NOT NULL,</text:span></text:p>
      <text:p text:style-name="P1"><text:span text:style-name="T15"><text:tab/>PRIMARY KEY(CodEntrada),</text:span></text:p>
      <text:p text:style-name="P1"><text:span text:style-name="T15"><text:tab/>FOREIGN KEY(CodVenda) REFERENCES Venda(CodVenda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CartaoCredito</text:span></text:p>
      <text:p text:style-name="P1"><text:span text:style-name="T15"><text:tab/>CREATE TABLE CartaoCredito(</text:span></text:p>
      <text:p text:style-name="P1"><text:span text:style-name="T15"><text:tab/>Numero INTEGER NOT NULL,</text:span></text:p>
      <text:p text:style-name="P1"><text:span text:style-name="T15"><text:tab/>Bandeira INTEGER NOT NULL,</text:span></text:p>
      <text:p text:style-name="P1"><text:span text:style-name="T15"><text:tab/>PRIMARY KEY(Numero)</text:span></text:p>
      <text:p text:style-name="P1"><text:span text:style-name="T15"><text:tab/>)</text:span></text:p>
      <text:p text:style-name="P1"><text:span text:style-name="T15"/></text:p>
      <text:p text:style-name="P1"><text:span text:style-name="T15">Criando a relação VendaCartao</text:span></text:p>
      <text:p text:style-name="P1"><text:span text:style-name="T15"><text:tab/>CREATE TABLE VendaCartao(</text:span></text:p>
      <text:p text:style-name="P1"><text:span text:style-name="T15"><text:tab/>NumCartao INTEGER NOT NULL,</text:span></text:p>
      <text:p text:style-name="P1"><text:span text:style-name="T15"><text:tab/>CodVenda INTEGER NOT NULL,</text:span></text:p>
      <text:p text:style-name="P1"><text:span text:style-name="T15"><text:tab/>NumParcelas INTEGER NOT NULL,</text:span></text:p>
      <text:p text:style-name="P1"><text:span text:style-name="T15"><text:tab/>PRIMARY KEY(NumCartao),</text:span></text:p>
      <text:p text:style-name="P1"><text:span text:style-name="T15"><text:tab/>FOREIGN KEY(NumCartao) REFERENCES CartaoCredito(Numero),</text:span></text:p>
      <text:p text:style-name="P1"><text:span text:style-name="T15"><text:tab/>FOREIGN KEY(CodVenda) REFERENCES Venda(CodVenda)</text:span></text:p>
      <text:p text:style-name="P1"><text:span text:style-name="T15"><text:tab/>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